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81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81cm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8cm" loext:decorative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8cm" loext:decorative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5.113cm" fo:min-width="0.779cm" loext:decorative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6.151cm" fo:min-width="0.77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1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37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1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0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6cm" loext:decorative="false"/>
      <style:paragraph-properties style:writing-mode="lr-tb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gr22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5cm" fo:min-width="4.1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36cm" fo:min-width="0.718cm" fo:padding-top="0.125cm" fo:padding-bottom="0.125cm" fo:padding-left="0.13cm" fo:padding-right="0.13cm" fo:wrap-option="wrap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5.2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5cm" fo:min-width="3.4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86cm" fo:min-width="0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85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5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8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58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2.91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81cm" draw:marker-start-width="0.321cm" draw:marker-end-width="0.321cm" draw:fill-color="#5983b0" draw:textarea-horizontal-align="justify" draw:textarea-vertical-align="middle" draw:auto-grow-height="false" fo:min-height="1.17cm" fo:min-width="1.016cm" fo:padding-top="0.165cm" fo:padding-bottom="0.165cm" fo:padding-left="0.29cm" fo:padding-right="0.29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horizontal-align="right" draw:textarea-vertical-align="middle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2.9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914cm" fo:min-width="1.84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6cm" fo:min-width="0.7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85cm" fo:min-width="0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457cm" fo:min-width="2.5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6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6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415cm" fo:min-width="2.96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elfolie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ffff" loext:opacity="100%" style:font-name="DejaVu Sans Mono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DejaVu Sans Mono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Mono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16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7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19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595959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2" style:family="paragraph">
      <loext:graphic-properties draw:fill="solid" draw:fill-color="#f10d0c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3pt" style:font-size-asian="13pt" style:font-size-complex="13pt"/>
    </style:style>
    <style:style style:name="P24" style:family="paragraph">
      <loext:graphic-properties draw:fill-color="#5983b0"/>
      <style:paragraph-properties fo:text-align="center" style:writing-mode="lr-tb"/>
      <style:text-properties fo:font-size="13pt" style:font-size-asian="13pt" style:font-size-complex="13pt"/>
    </style:style>
    <style:style style:name="P25" style:family="paragraph">
      <style:paragraph-properties fo:text-align="end"/>
    </style:style>
    <style:style style:name="P26" style:family="paragraph">
      <style:paragraph-properties fo:margin-left="0cm" fo:margin-right="0cm" fo:text-align="end" fo:text-indent="0cm"/>
    </style:style>
    <style:style style:name="P27" style:family="paragraph">
      <loext:graphic-properties draw:fill="none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text-underline-style="solid" style:text-underline-width="auto" style:text-underline-color="font-color" style:font-size-asian="40pt" style:font-size-complex="40pt" fo:hyphenate="false"/>
    </style:style>
    <style:style style:name="P29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text-underline-style="solid" style:text-underline-width="auto" style:text-underline-color="font-color" style:font-size-asian="40pt" style:font-size-complex="40pt" fo:hyphenate="false"/>
    </style:style>
    <style:style style:name="P30" style:family="paragraph">
      <loext:graphic-properties draw:fill="none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font-name="DejaVu Sans Mono" fo:font-size="18pt" style:font-size-asian="18pt" style:font-size-complex="18pt"/>
    </style:style>
    <style:style style:name="T2" style:family="text">
      <style:text-properties fo:color="#ffffff" loext:opacity="100%" style:font-name="DejaVu Sans Mono" fo:font-size="18pt" style:font-size-asian="18pt" style:font-size-complex="18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1.281cm" svg:height="15.363cm" svg:x="0.418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81cm" svg:height="6.401cm" svg:x="2.083cm" svg:y="3.3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81cm" svg:height="15.363cm" svg:x="3.747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28cm" svg:height="6.401cm" svg:x="5.412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7.076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281cm" svg:height="6.401cm" svg:x="8.74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10.405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28cm" svg:height="6.401cm" svg:x="12.069cm" svg:y="3.3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9cm" svg:height="15.363cm" svg:x="13.734cm" svg:y="3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28cm" svg:height="6.401cm" svg:x="15.398cm" svg:y="3.3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81cm" svg:height="15.363cm" svg:x="17.062cm" svg:y="3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1cm" svg:height="6.401cm" svg:x="18.726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20.391cm" svg:y="3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9cm" svg:height="6.401cm" svg:x="22.056cm" svg:y="3.3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15.363cm" svg:x="23.72cm" svg:y="3.39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257cm" svg:height="4.755cm" svg:x="0.93cm" svg:y="14cm">
          <draw:text-box>
            <text:p><text:span text:style-name="T1">soft</text:span></text:p>
          </draw:text-box>
        </draw:frame>
        <draw:frame draw:style-name="gr8" draw:text-style-name="P3" draw:layer="layout" svg:width="0.256cm" svg:height="7.771cm" svg:x="4.183cm" svg:y="11cm">
          <draw:text-box>
            <text:p><text:span text:style-name="T1">reserved</text:span></text:p>
          </draw:text-box>
        </draw:frame>
        <draw:frame draw:style-name="gr9" draw:text-style-name="P3" draw:layer="layout" svg:width="0.256cm" svg:height="10.751cm" svg:x="7.564cm" svg:y="8cm">
          <draw:text-box>
            <text:p><text:span text:style-name="T1">left Sustain</text:span></text:p>
          </draw:text-box>
        </draw:frame>
        <draw:frame draw:style-name="gr10" draw:text-style-name="P3" draw:layer="layout" svg:width="0.256cm" svg:height="11.6cm" svg:x="17.475cm" svg:y="7.2cm">
          <draw:text-box>
            <text:p><text:span text:style-name="T1">right Sustain</text:span></text:p>
          </draw:text-box>
        </draw:frame>
        <draw:frame draw:style-name="gr11" draw:text-style-name="P3" draw:layer="layout" svg:width="0.256cm" svg:height="12.12cm" svg:x="10.945cm" svg:y="6.6cm">
          <draw:text-box>
            <text:p><text:span text:style-name="T1">left Sostenuto</text:span></text:p>
          </draw:text-box>
        </draw:frame>
        <draw:frame draw:style-name="gr12" draw:text-style-name="P3" draw:layer="layout" svg:width="0.255cm" svg:height="12.968cm" svg:x="14.199cm" svg:y="5.8cm">
          <draw:text-box>
            <text:p><text:span text:style-name="T1">right Sostenuto</text:span></text:p>
          </draw:text-box>
        </draw:frame>
        <draw:frame draw:style-name="gr13" draw:text-style-name="P3" draw:layer="layout" svg:width="0.256cm" svg:height="14.621cm" svg:x="20.879cm" svg:y="4.2cm">
          <draw:text-box>
            <text:p><text:span text:style-name="T1">Portamento</text:span><text:span text:style-name="T1"><text:line-break/></text:span><text:span text:style-name="T1">on/off</text:span></text:p>
          </draw:text-box>
        </draw:frame>
        <draw:frame draw:style-name="gr14" draw:text-style-name="P3" draw:layer="layout" svg:width="0.256cm" svg:height="7.967cm" svg:x="24.26cm" svg:y="10.8cm">
          <draw:text-box>
            <text:p><text:span text:style-name="T1">reserved</text:span></text:p>
          </draw:text-box>
        </draw:frame>
        <draw:frame draw:style-name="gr15" draw:text-style-name="P4" draw:layer="layout" svg:width="2.327cm" svg:height="3.152cm" draw:transform="rotate (1.56782926706651) translate (2.103cm 8.149cm)">
          <draw:text-box>
            <text:p><text:span text:style-name="T2">-10</text:span></text:p>
          </draw:text-box>
        </draw:frame>
        <draw:frame draw:style-name="gr16" draw:text-style-name="P4" draw:layer="layout" svg:width="2.328cm" svg:height="1.265cm" draw:transform="rotate (1.56817833291691) translate (12.091cm 8.151cm)">
          <draw:text-box>
            <text:p><text:span text:style-name="T2">+10</text:span></text:p>
          </draw:text-box>
        </draw:frame>
        <draw:frame draw:style-name="gr16" draw:text-style-name="P4" draw:layer="layout" svg:width="2.328cm" svg:height="1.265cm" draw:transform="rotate (1.56782926706651) translate (5.433cm 7.895cm)">
          <draw:text-box>
            <text:p><text:span text:style-name="T2">-1</text:span></text:p>
          </draw:text-box>
        </draw:frame>
        <draw:frame draw:style-name="gr17" draw:text-style-name="P4" draw:layer="layout" svg:width="2.328cm" svg:height="1.266cm" draw:transform="rotate (1.56817833291691) translate (8.762cm 7.895cm)">
          <draw:text-box>
            <text:p><text:span text:style-name="T2">+1</text:span></text:p>
          </draw:text-box>
        </draw:frame>
        <draw:frame draw:style-name="gr16" draw:text-style-name="P6" draw:layer="layout" svg:width="6.401cm" svg:height="1.265cm" draw:transform="rotate (1.56817833291691) translate (15.415cm 9.791cm)">
          <draw:text-box>
            <text:p text:style-name="P5"><text:span text:style-name="T2">bank -1</text:span></text:p>
          </draw:text-box>
        </draw:frame>
        <draw:frame draw:style-name="gr16" draw:text-style-name="P7" xml:id="id1" draw:id="id1" draw:layer="layout" svg:width="7.299cm" svg:height="1.265cm" svg:x="14.117cm" svg:y="0.976cm">
          <draw:text-box>
            <text:p text:style-name="P5"><text:span text:style-name="T1">in sound mode</text:span></text:p>
          </draw:text-box>
        </draw:frame>
        <draw:connector draw:style-name="gr18" draw:text-style-name="P8" draw:layer="layout" draw:type="line" svg:x1="17.766cm" svg:y1="2.241cm" svg:x2="16.038cm" svg:y2="3.393cm" draw:start-shape="id1" draw:start-glue-point="2" draw:end-shape="id2" svg:d="M17766 2241l-1728 1152" svg:viewBox="0 0 1729 1153">
          <text:p/>
        </draw:connector>
        <draw:frame draw:style-name="gr19" draw:text-style-name="P7" xml:id="id3" draw:id="id3" draw:layer="layout" svg:width="3.789cm" svg:height="2.208cm" svg:x="5.796cm" svg:y="0.08cm">
          <draw:text-box>
            <text:p text:style-name="P5"><text:span text:style-name="T1">preset/sound</text:span></text:p>
          </draw:text-box>
        </draw:frame>
        <draw:connector draw:style-name="gr18" draw:text-style-name="P8" draw:layer="layout" draw:type="line" svg:x1="7.69cm" svg:y1="2.288cm" svg:x2="2.723cm" svg:y2="3.393cm" draw:start-shape="id3" draw:start-glue-point="2" draw:end-shape="id4" draw:end-glue-point="0" svg:d="M7690 2288l-4967 1105" svg:viewBox="0 0 4968 1106">
          <text:p/>
        </draw:connector>
        <draw:connector draw:style-name="gr18" draw:text-style-name="P8" draw:layer="layout" draw:type="line" svg:x1="6.052cm" svg:y1="3.393cm" svg:x2="7.69cm" svg:y2="2.288cm" draw:start-shape="id5" draw:start-glue-point="0" draw:end-shape="id3" draw:end-glue-point="2" svg:d="M6052 3393l1638-1105" svg:viewBox="0 0 1639 1106">
          <text:p/>
        </draw:connector>
        <draw:connector draw:style-name="gr18" draw:text-style-name="P8" draw:layer="layout" draw:type="line" svg:x1="9.38cm" svg:y1="3.393cm" svg:x2="7.69cm" svg:y2="2.288cm" draw:start-shape="id6" draw:start-glue-point="0" draw:end-shape="id3" draw:end-glue-point="2" svg:d="M9380 3393l-1690-1105" svg:viewBox="0 0 1691 1106">
          <text:p/>
        </draw:connector>
        <draw:connector draw:style-name="gr18" draw:text-style-name="P8" draw:layer="layout" draw:type="line" svg:x1="7.69cm" svg:y1="2.288cm" svg:x2="12.709cm" svg:y2="3.393cm" draw:start-shape="id3" draw:start-glue-point="2" draw:end-shape="id7" draw:end-glue-point="0" svg:d="M7690 2288l5019 1105" svg:viewBox="0 0 5020 1106">
          <text:p/>
        </draw:connector>
        <draw:frame draw:style-name="gr20" draw:text-style-name="P6" draw:layer="layout" svg:width="6.401cm" svg:height="1.381cm" draw:transform="rotate (1.56817833291691) translate (22.075cm 9.792cm)">
          <draw:text-box>
            <text:p text:style-name="P5"><text:span text:style-name="T2">scale tune</text:span></text:p>
          </draw:text-box>
        </draw:frame>
        <draw:frame draw:style-name="gr16" draw:text-style-name="P6" xml:id="id8" draw:id="id8" draw:layer="layout" svg:width="6.401cm" svg:height="1.265cm" draw:transform="rotate (1.56817833291691) translate (18.746cm 9.792cm)">
          <draw:text-box>
            <text:p text:style-name="P5"><text:span text:style-name="T2">bank +1</text:span></text:p>
          </draw:text-box>
        </draw:frame>
        <draw:connector draw:style-name="gr18" draw:text-style-name="P8" draw:layer="layout" draw:type="line" svg:x1="17.766cm" svg:y1="2.241cm" svg:x2="19.395cm" svg:y2="3.393cm" draw:start-shape="id1" draw:end-shape="id8" draw:end-glue-point="1" svg:d="M17766 2241l1629 1152" svg:viewBox="0 0 1630 1153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custom-shape draw:name="Rechteck 1" draw:style-name="gr22" draw:text-style-name="P11" xml:id="id10" draw:id="id10" draw:layer="layout" svg:width="4.688cm" svg:height="1.164cm" svg:x="4.98cm" svg:y="2.525cm">
          <text:p text:style-name="P10"><text:span text:style-name="T3">display free 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23" draw:text-style-name="P13" xml:id="id9" draw:id="id9" draw:layer="layout" svg:width="1.382cm" svg:height="1.394cm" svg:x="6.629cm" svg:y="0.201cm">
          <text:p text:style-name="P12"><text:span text:style-name="T4">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2cm" svg:y1="1.595cm" svg:x2="7.324cm" svg:y2="2.525cm" draw:start-shape="id9" draw:start-glue-point="2" draw:end-shape="id10" draw:end-glue-point="0" svg:d="M7320 1595c0 697 4 233 4 930" svg:viewBox="0 0 5 931">
          <text:p/>
        </draw:connector>
        <draw:custom-shape draw:name="Rechteck 2" draw:style-name="gr25" draw:text-style-name="P11" xml:id="id11" draw:id="id11" draw:layer="layout" svg:width="5.752cm" svg:height="1.163cm" svg:x="4.448cm" svg:y="4.619cm">
          <text:p text:style-name="P10"><text:span text:style-name="T3">display switch po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7.324cm" svg:y1="3.689cm" svg:x2="7.324cm" svg:y2="4.619cm" draw:start-shape="id10" draw:start-glue-point="2" draw:end-shape="id11" draw:end-glue-point="0" svg:d="M7324 3689v930" svg:viewBox="0 0 1 931">
          <text:p/>
        </draw:connector>
        <draw:custom-shape draw:name="Flussdiagramm: Verbindungsstelle 1" draw:style-name="gr26" draw:text-style-name="P16" xml:id="id12" draw:id="id12" draw:layer="layout" svg:width="4.278cm" svg:height="2.413cm" svg:x="5.176cm" svg:y="7.003cm">
          <text:p text:style-name="P15"><text:span text:style-name="T3">playing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24cm" svg:y1="5.782cm" svg:x2="7.315cm" svg:y2="7.003cm" draw:start-shape="id11" draw:start-glue-point="2" draw:end-shape="id12" draw:end-glue-point="0" svg:d="M7324 5782c0 915-9 305-9 1221" svg:viewBox="0 0 10 1222">
          <text:p/>
        </draw:connector>
        <draw:custom-shape draw:name="Flussdiagramm: Verbindungsstelle 3" draw:style-name="gr27" draw:text-style-name="P17" xml:id="id13" draw:id="id13" draw:layer="layout" svg:width="4.278cm" svg:height="2.413cm" svg:x="5.177cm" svg:y="11.614cm">
          <text:p text:style-name="P15"><text:span text:style-name="T3">playing soun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15cm" svg:y1="9.416cm" svg:x2="7.316cm" svg:y2="11.614cm" draw:start-shape="id12" draw:start-glue-point="2" draw:end-shape="id13" draw:end-glue-point="0" svg:d="M7315 9416c0 1648 1 550 1 2198" svg:viewBox="0 0 2 2199">
          <text:p/>
        </draw:connector>
        <draw:custom-shape draw:name="Flussdiagramm: Verbindungsstelle 4" draw:style-name="gr28" draw:text-style-name="P19" xml:id="id14" draw:id="id14" draw:layer="layout" svg:width="4.278cm" svg:height="2.413cm" svg:x="3.377cm" svg:y="16.287cm">
          <text:p text:style-name="P18"><text:span text:style-name="T3">global settings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3" draw:style-name="gr29" draw:text-style-name="P11" xml:id="id15" draw:id="id15" draw:layer="layout" svg:width="3.944cm" svg:height="1.164cm" svg:x="0.2cm" svg:y="10.666cm">
          <text:p text:style-name="P10"><text:span text:style-name="T3">display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7.316cm" svg:y1="14.027cm" svg:x2="5.516cm" svg:y2="16.287cm" draw:start-shape="id13" draw:start-glue-point="2" draw:end-shape="id14" draw:end-glue-point="0" svg:d="M7316 14027c0 1695-1800 565-1800 2260" svg:viewBox="0 0 1801 2261">
          <text:p/>
        </draw:connector>
        <draw:connector draw:style-name="gr30" draw:text-style-name="P20" draw:layer="layout" draw:type="curve" svg:x1="2.172cm" svg:y1="10.666cm" svg:x2="5.176cm" svg:y2="8.209cm" draw:start-shape="id15" draw:start-glue-point="0" draw:end-shape="id12" draw:end-glue-point="3" svg:d="M2172 10666c0-1638 1001-2457 3004-2457" svg:viewBox="0 0 3005 2458">
          <text:p text:style-name="P5"><text:span text:style-name="T5">2 seconds</text:span></text:p>
        </draw:connector>
        <draw:connector draw:style-name="gr24" draw:text-style-name="P14" draw:layer="layout" draw:type="curve" svg:x1="3.377cm" svg:y1="17.493cm" svg:x2="2.172cm" svg:y2="11.83cm" draw:start-shape="id14" draw:start-glue-point="3" draw:end-shape="id15" draw:end-glue-point="2" svg:d="M3377 17493c-804 0-1205-1887-1205-5663" svg:viewBox="0 0 1206 5664">
          <text:p/>
        </draw:connector>
        <draw:custom-shape draw:name="Zylinder 1" draw:style-name="gr31" draw:text-style-name="P21" draw:layer="layout" svg:width="1.29cm" svg:height="0.697cm" svg:x="5.718cm" svg:y="9.77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Zylinder 2" draw:style-name="gr31" draw:text-style-name="P21" draw:layer="layout" svg:width="1.29cm" svg:height="0.697cm" svg:x="5.418cm" svg:y="14.24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Zylinder 5" draw:style-name="gr32" draw:text-style-name="P21" draw:layer="layout" svg:width="1.291cm" svg:height="0.696cm" svg:x="2.639cm" svg:y="15.19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Zylinder 6" draw:style-name="gr33" draw:text-style-name="P22" draw:layer="layout" svg:width="1.291cm" svg:height="0.696cm" svg:x="11.349cm" svg:y="4.139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Flussdiagramm: Verbindungsstelle 5" draw:style-name="gr34" draw:text-style-name="P16" xml:id="id16" draw:id="id16" draw:layer="layout" svg:width="4.278cm" svg:height="2.414cm" svg:x="12.328cm" svg:y="1.944cm">
          <text:p text:style-name="P15"><text:span text:style-name="T3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9.454cm" svg:y1="8.209cm" svg:x2="12.328cm" svg:y2="3.151cm" draw:start-shape="id12" draw:start-glue-point="1" draw:end-shape="id16" draw:end-glue-point="3" svg:d="M9454 8209c2157 0 720-5058 2874-5058" svg:viewBox="0 0 2875 5059">
          <text:p/>
        </draw:connector>
        <draw:custom-shape draw:name="Zylinder 7" draw:style-name="gr31" draw:text-style-name="P21" draw:layer="layout" svg:width="1.29cm" svg:height="0.697cm" svg:x="18.272cm" svg:y="9.92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Flussdiagramm: Verbindungsstelle 6" draw:style-name="gr35" draw:text-style-name="P16" xml:id="id18" draw:id="id18" draw:layer="layout" svg:width="4.278cm" svg:height="2.413cm" svg:x="15.945cm" svg:y="7.279cm">
          <text:p text:style-name="P15"><text:span text:style-name="T3">save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7" draw:style-name="gr36" draw:text-style-name="P16" xml:id="id19" draw:id="id19" draw:layer="layout" svg:width="4.278cm" svg:height="2.414cm" svg:x="16.879cm" svg:y="12.933cm">
          <text:p text:style-name="P15"><text:span text:style-name="T3">copy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4" draw:style-name="gr37" draw:text-style-name="P11" xml:id="id22" draw:id="id22" draw:layer="layout" svg:width="3.411cm" svg:height="1.163cm" svg:x="12.434cm" svg:y="5.55cm">
          <text:p text:style-name="P10"><text:span text:style-name="T3">save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24" xml:id="id17" draw:id="id17" draw:layer="layout" svg:width="3.192cm" svg:height="3cm" svg:x="22.008cm" svg:y="7cm">
          <text:p text:style-name="P23"><text:span text:style-name="T6">chan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4" draw:layer="layout" draw:type="curve" svg:x1="16.606cm" svg:y1="3.151cm" svg:x2="23.604cm" svg:y2="7cm" draw:start-shape="id16" draw:start-glue-point="1" draw:end-shape="id17" draw:end-glue-point="4" svg:d="M16606 3151c4666 0 6998 1283 6998 3849" svg:viewBox="0 0 6999 3850">
          <text:p/>
        </draw:connector>
        <draw:connector draw:style-name="gr39" draw:text-style-name="P20" draw:layer="layout" draw:type="curve" svg:x1="22.008cm" svg:y1="8.5cm" svg:x2="20.223cm" svg:y2="8.485cm" draw:start-shape="id17" draw:start-glue-point="5" draw:end-shape="id18" draw:end-glue-point="1" svg:d="M22008 8500c-1341 0-449-15-1785-15" svg:viewBox="0 0 1786 16">
          <text:p text:style-name="P5"><text:span text:style-name="T5"><text:s text:c="2"/></text:span></text:p>
          <text:p text:style-name="P25"><text:span text:style-name="T5">yes</text:span></text:p>
        </draw:connector>
        <draw:connector draw:style-name="gr39" draw:text-style-name="P27" draw:layer="layout" draw:type="curve" svg:x1="23.604cm" svg:y1="10cm" svg:x2="21.157cm" svg:y2="14.14cm" draw:start-shape="id17" draw:start-glue-point="6" draw:end-shape="id19" draw:end-glue-point="1" svg:d="M23604 10000c0 2760-815 4140-2447 4140" svg:viewBox="0 0 2448 4141">
          <text:p text:style-name="P26"><text:span text:style-name="T5">no </text:span></text:p>
        </draw:connector>
        <draw:connector draw:style-name="gr24" draw:text-style-name="P14" draw:layer="layout" draw:type="curve" svg:x1="15.377cm" svg:y1="9.934cm" svg:x2="9.454cm" svg:y2="8.209cm" draw:start-shape="id20" draw:start-glue-point="0" draw:end-shape="id12" draw:end-glue-point="1" svg:d="M15377 9934c0-1150-1974-1725-5923-1725" svg:viewBox="0 0 5924 1726">
          <text:p/>
        </draw:connector>
        <draw:connector draw:style-name="gr24" draw:text-style-name="P14" draw:layer="layout" draw:type="curve" svg:x1="16.879cm" svg:y1="14.14cm" svg:x2="13.275cm" svg:y2="12.937cm" draw:start-shape="id19" draw:start-glue-point="3" draw:end-shape="id21" draw:end-glue-point="2" svg:d="M16879 14140c-2403 0-3604-401-3604-1203" svg:viewBox="0 0 3605 1204">
          <text:p/>
        </draw:connector>
        <draw:custom-shape draw:name="Rechteck 5" draw:style-name="gr40" draw:text-style-name="P11" xml:id="id21" draw:id="id21" draw:layer="layout" svg:width="3.412cm" svg:height="1.163cm" svg:x="11.569cm" svg:y="11.774cm">
          <text:p text:style-name="P10"><text:span text:style-name="T3">copy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41" draw:text-style-name="P11" xml:id="id20" draw:id="id20" draw:layer="layout" svg:width="2.348cm" svg:height="1.163cm" svg:x="14.203cm" svg:y="9.934cm">
          <text:p text:style-name="P10"><text:span text:style-name="T3">canc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14" draw:layer="layout" draw:type="curve" svg:x1="18.084cm" svg:y1="9.692cm" svg:x2="16.551cm" svg:y2="10.515cm" draw:start-shape="id18" draw:start-glue-point="2" draw:end-shape="id20" draw:end-glue-point="1" svg:d="M18084 9692c0 549-511 823-1533 823" svg:viewBox="0 0 1534 824">
          <text:p/>
        </draw:connector>
        <draw:connector draw:style-name="gr24" draw:text-style-name="P14" draw:layer="layout" draw:type="curve" svg:x1="18.084cm" svg:y1="7.279cm" svg:x2="15.845cm" svg:y2="6.131cm" draw:start-shape="id18" draw:start-glue-point="0" draw:end-shape="id22" draw:end-glue-point="1" svg:d="M18084 7279c0-766-746-1148-2239-1148" svg:viewBox="0 0 2240 1149">
          <text:p/>
        </draw:connector>
        <draw:connector draw:style-name="gr24" draw:text-style-name="P14" draw:layer="layout" draw:type="curve" svg:x1="12.434cm" svg:y1="6.131cm" svg:x2="9.454cm" svg:y2="8.209cm" draw:start-shape="id22" draw:start-glue-point="3" draw:end-shape="id12" draw:end-glue-point="1" svg:d="M12434 6131c-2235 0-745 2078-2980 2078" svg:viewBox="0 0 2981 2079">
          <text:p/>
        </draw:connector>
        <draw:custom-shape draw:name="Zylinder 8" draw:style-name="gr42" draw:text-style-name="P22" draw:layer="layout" svg:width="1.291cm" svg:height="0.697cm" svg:x="18.257cm" svg:y="6.24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onnector draw:style-name="gr24" draw:text-style-name="P14" draw:layer="layout" draw:type="curve" svg:x1="19.018cm" svg:y1="12.933cm" svg:x2="15.377cm" svg:y2="11.097cm" draw:start-shape="id19" draw:start-glue-point="0" draw:end-shape="id20" draw:end-glue-point="2" svg:d="M19018 12933c0-1377-3641-459-3641-1836" svg:viewBox="0 0 3642 1837">
          <text:p/>
        </draw:connector>
        <draw:custom-shape draw:name="Zylinder 9" draw:style-name="gr31" draw:text-style-name="P21" draw:layer="layout" svg:width="1.29cm" svg:height="0.697cm" svg:x="19.228cm" svg:y="11.96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onnector draw:style-name="gr24" draw:text-style-name="P14" draw:layer="layout" draw:type="curve" svg:x1="13.275cm" svg:y1="11.774cm" svg:x2="9.454cm" svg:y2="8.209cm" draw:start-shape="id21" draw:start-glue-point="0" draw:end-shape="id12" draw:end-glue-point="1" svg:d="M13275 11774c0-2377-1273-3565-3821-3565" svg:viewBox="0 0 3822 3566">
          <text:p/>
        </draw:connector>
        <draw:custom-shape draw:name="Zylinder 10" draw:style-name="gr43" draw:text-style-name="P22" draw:layer="layout" svg:width="1.29cm" svg:height="0.696cm" svg:x="15.398cm" svg:y="14.389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Zylinder 3" draw:style-name="gr31" draw:text-style-name="P21" draw:layer="layout" svg:width="1.29cm" svg:height="0.697cm" svg:x="16.973cm" svg:y="3.42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Flussdiagramm: Verbindungsstelle 2" draw:style-name="gr44" draw:text-style-name="P17" xml:id="id23" draw:id="id23" draw:layer="layout" svg:width="4.278cm" svg:height="2.413cm" svg:x="10.078cm" svg:y="15.214cm">
          <text:p text:style-name="P15"><text:span text:style-name="T3">select soun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14" draw:layer="layout" draw:type="curve" svg:x1="7.316cm" svg:y1="14.027cm" svg:x2="10.078cm" svg:y2="16.42cm" draw:start-shape="id13" draw:start-glue-point="2" draw:end-shape="id23" draw:end-glue-point="3" svg:d="M7316 14027c0 1596 920 2393 2762 2393" svg:viewBox="0 0 2763 2394">
          <text:p/>
        </draw:connector>
        <draw:connector draw:style-name="gr24" draw:text-style-name="P14" draw:layer="layout" draw:type="curve" svg:x1="12.217cm" svg:y1="15.214cm" svg:x2="9.455cm" svg:y2="12.82cm" draw:start-shape="id23" draw:start-glue-point="0" draw:end-shape="id13" draw:end-glue-point="1" svg:d="M12217 15214c0-1596-920-2394-2762-2394" svg:viewBox="0 0 2763 2395">
          <text:p/>
        </draw:connector>
        <draw:custom-shape draw:name="Zylinder 4" draw:style-name="gr43" draw:text-style-name="P22" draw:layer="layout" svg:width="1.29cm" svg:height="0.696cm" svg:x="7.699cm" svg:y="14.189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draw:custom-shape draw:name="Zylinder 11" draw:style-name="gr31" draw:text-style-name="P21" draw:layer="layout" svg:width="1.29cm" svg:height="0.697cm" svg:x="10.519cm" svg:y="14.245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position-x="?f6" draw:handle-position-y="?f4" draw:handle-range-y-maximum="?f1"/>
          </draw:enhanced-geometry>
        </draw:custom-shape>
        <presentation:notes draw:style-name="dp3">
          <draw:page-thumbnail draw:style-name="gr2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Flussdiagramm: Verbindungsstelle 8" draw:style-name="gr45" draw:text-style-name="P29" xml:id="id24" draw:id="id24" draw:layer="layout" svg:width="4.899cm" svg:height="2.353cm" svg:x="4.779cm" svg:y="8.295cm">
          <text:p text:style-name="P28"><text:span text:style-name="T7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0" draw:style-name="gr46" draw:text-style-name="P29" xml:id="id25" draw:id="id25" draw:layer="layout" svg:width="4.899cm" svg:height="2.353cm" svg:x="12.601cm" svg:y="0.1cm">
          <text:p text:style-name="P28"><text:span text:style-name="T7">edit comm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1" draw:style-name="gr47" draw:text-style-name="P29" xml:id="id26" draw:id="id26" draw:layer="layout" svg:width="4.899cm" svg:height="2.354cm" svg:x="12.601cm" svg:y="3.389cm">
          <text:p text:style-name="P28"><text:span text:style-name="T7">edit keyboar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4" draw:style-name="gr48" draw:text-style-name="P29" xml:id="id27" draw:id="id27" draw:layer="layout" svg:width="4.898cm" svg:height="2.353cm" svg:x="12.576cm" svg:y="9.968cm">
          <text:p text:style-name="P28"><text:span text:style-name="T7">edit lef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5" draw:style-name="gr49" draw:text-style-name="P29" xml:id="id29" draw:id="id29" draw:layer="layout" svg:width="4.899cm" svg:height="2.353cm" svg:x="12.601cm" svg:y="16.547cm">
          <text:p text:style-name="P28"><text:span text:style-name="T7">edit right layer 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30" draw:layer="layout" draw:type="curve" svg:x1="7.228cm" svg:y1="8.295cm" svg:x2="12.601cm" svg:y2="1.276cm" draw:start-shape="id24" draw:start-glue-point="0" draw:end-shape="id25" draw:end-glue-point="3" svg:d="M7228 8295c0-4680 1791-7019 5373-7019" svg:viewBox="0 0 5374 7020">
          <text:p/>
        </draw:connector>
        <draw:connector draw:style-name="gr24" draw:text-style-name="P30" draw:layer="layout" draw:type="curve" svg:x1="7.228cm" svg:y1="8.295cm" svg:x2="12.601cm" svg:y2="4.566cm" draw:start-shape="id24" draw:start-glue-point="0" draw:end-shape="id26" draw:end-glue-point="3" svg:d="M7228 8295c0-2486 1791-3729 5373-3729" svg:viewBox="0 0 5374 3730">
          <text:p/>
        </draw:connector>
        <draw:connector draw:style-name="gr24" draw:text-style-name="P30" draw:layer="layout" draw:type="curve" svg:x1="9.678cm" svg:y1="9.471cm" svg:x2="12.576cm" svg:y2="11.144cm" draw:start-shape="id24" draw:start-glue-point="1" draw:end-shape="id27" draw:end-glue-point="3" svg:d="M9678 9471c2173 0 725 1673 2898 1673" svg:viewBox="0 0 2899 1674">
          <text:p/>
        </draw:connector>
        <draw:connector draw:style-name="gr24" draw:text-style-name="P30" draw:layer="layout" draw:type="curve" svg:x1="7.228cm" svg:y1="10.648cm" svg:x2="12.601cm" svg:y2="14.434cm" draw:start-shape="id24" draw:start-glue-point="2" draw:end-shape="id28" draw:end-glue-point="3" svg:d="M7228 10648c0 2524 1791 3786 5373 3786" svg:viewBox="0 0 5374 3787">
          <text:p/>
        </draw:connector>
        <draw:connector draw:style-name="gr24" draw:text-style-name="P30" draw:layer="layout" draw:type="curve" svg:x1="7.228cm" svg:y1="10.648cm" svg:x2="12.601cm" svg:y2="17.723cm" draw:start-shape="id24" draw:start-glue-point="2" draw:end-shape="id29" draw:end-glue-point="3" svg:d="M7228 10648c0 4717 1791 7075 5373 7075" svg:viewBox="0 0 5374 7076">
          <text:p/>
        </draw:connector>
        <draw:custom-shape draw:name="Flussdiagramm: Verbindungsstelle 17" draw:style-name="gr50" draw:text-style-name="P29" xml:id="id28" draw:id="id28" draw:layer="layout" svg:width="4.899cm" svg:height="2.354cm" svg:x="12.601cm" svg:y="13.257cm">
          <text:p text:style-name="P28"><text:span text:style-name="T7">edit righ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8" draw:style-name="gr51" draw:text-style-name="P29" xml:id="id30" draw:id="id30" draw:layer="layout" svg:width="4.899cm" svg:height="2.353cm" svg:x="12.601cm" svg:y="6.7cm">
          <text:p text:style-name="P28"><text:span text:style-name="T7">edit pedal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4" draw:text-style-name="P30" draw:layer="layout" draw:type="curve" svg:x1="9.678cm" svg:y1="9.471cm" svg:x2="12.601cm" svg:y2="7.876cm" draw:start-shape="id24" draw:start-glue-point="1" draw:end-shape="id30" draw:end-glue-point="3" svg:d="M9678 9471c2191 0 730-1595 2923-1595" svg:viewBox="0 0 2924 1596">
          <text:p/>
        </draw:connector>
        <presentation:notes draw:style-name="dp3">
          <draw:page-thumbnail draw:style-name="gr2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false" style:shrink-to-fit="true" style:writing-mode="lr-tb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outline2" style:display-name="Titelfolie_-outline2" style:family="presentation" style:parent-style-name="Titelfolie_5f_-outline1">
      <style:graphic-properties style:writing-mode="lr-tb"/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_5f_-outline3" style:display-name="Titelfolie_-outline3" style:family="presentation" style:parent-style-name="Titelfolie_5f_-outline2">
      <style:graphic-properties style:writing-mode="lr-tb"/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4" style:display-name="Titelfolie_-outline4" style:family="presentation" style:parent-style-name="Titelfolie_5f_-outline3">
      <style:graphic-properties style:writing-mode="lr-tb"/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 style:writing-mode="lr-tb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elfoli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el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12-05">05.12.25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12-05">05.12.25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0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1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12-05">05.12.25</text:date></text:span></text:p>
        </draw:text-box>
      </draw:frame>
      <draw:frame draw:name="Fußzeilenplatzhalter 4" presentation:style-name="Mpr11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-Präsentation</dc:title>
    <meta:initial-creator>Harald Rieder</meta:initial-creator>
    <meta:editing-cycles>555</meta:editing-cycles>
    <meta:creation-date>2016-03-06T18:59:25</meta:creation-date>
    <dc:date>2025-12-05T20:37:48.919357081</dc:date>
    <meta:editing-duration>PT3H22M34S</meta:editing-duration>
    <meta:generator>LibreOffice/25.2.6.2$Linux_X86_64 LibreOffice_project/520$Build-2</meta:generator>
    <meta:print-date>2019-10-25T11:52:35.579848197</meta:print-date>
    <meta:document-statistic meta:object-count="146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